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fo:line-height="100%">
        <style:tab-stops>
          <style:tab-stop style:type="left" style:position="0.5in"/>
        </style:tab-stops>
      </style:paragraph-properties>
    </style:style>
    <style:style style:name="P2" style:parent-style-name="Normal" style:family="paragraph">
      <style:paragraph-properties fo:text-align="justify" fo:margin-bottom="0in" fo:line-height="100%">
        <style:tab-stops>
          <style:tab-stop style:type="left" style:position="0.5in"/>
        </style:tab-stops>
      </style:paragraph-properties>
    </style:style>
    <style:style style:name="P3" style:parent-style-name="Normal" style:family="paragraph">
      <style:paragraph-properties fo:text-align="justify" fo:margin-bottom="0in" fo:line-height="100%">
        <style:tab-stops>
          <style:tab-stop style:type="left" style:position="0.5in"/>
        </style:tab-stops>
      </style:paragraph-properties>
    </style:style>
    <style:style style:name="P4" style:parent-style-name="Normal" style:list-style-name="LFO1" style:family="paragraph">
      <style:paragraph-properties fo:text-align="justify" fo:margin-bottom="0in" fo:line-height="100%"/>
    </style:style>
    <style:style style:name="T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6" style:parent-style-name="Normal" style:family="paragraph">
      <style:paragraph-properties fo:text-align="justify" fo:margin-bottom="0in" fo:line-height="100%"/>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8"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9"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10"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T11" style:parent-style-name="DefaultParagraphFont" style:family="text">
      <style:text-properties style:language-asian="en" style:country-asian="GB"/>
    </style:style>
    <style:style style:name="T12" style:parent-style-name="DefaultParagraphFont" style:family="text">
      <style:text-properties style:language-asian="en" style:country-asian="GB"/>
    </style:style>
    <style:style style:name="P13" style:parent-style-name="NoSpacing" style:family="paragraph">
      <style:text-properties style:language-asian="en" style:country-asian="GB"/>
    </style:style>
    <style:style style:name="P14" style:parent-style-name="NoSpacing" style:family="paragraph">
      <style:text-properties style:language-asian="en" style:country-asian="GB"/>
    </style:style>
    <style:style style:name="P15" style:parent-style-name="NoSpacing" style:family="paragraph">
      <style:text-properties style:language-asian="en" style:country-asian="GB"/>
    </style:style>
    <style:style style:name="P16" style:parent-style-name="NoSpacing" style:family="paragraph">
      <style:text-properties style:language-asian="en" style:country-asian="GB"/>
    </style:style>
    <style:style style:name="P17" style:parent-style-name="NoSpacing" style:family="paragraph">
      <style:text-properties style:language-asian="en" style:country-asian="GB"/>
    </style:style>
    <style:style style:name="P18" style:parent-style-name="NoSpacing" style:family="paragraph">
      <style:text-properties style:language-asian="en" style:country-asian="GB"/>
    </style:style>
    <style:style style:name="P19" style:parent-style-name="NoSpacing" style:family="paragraph">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 style:parent-style-name="Normal" style:list-style-name="LFO1" style:family="paragraph">
      <style:paragraph-properties fo:text-align="justify" fo:margin-bottom="0in" fo:line-height="100%"/>
    </style:style>
    <style:style style:name="T2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9" style:parent-style-name="NoSpacing" style:family="paragraph">
      <style:text-properties style:language-asian="en" style:country-asian="GB"/>
    </style:style>
    <style:style style:name="P30" style:parent-style-name="NoSpacing" style:family="paragraph">
      <style:text-properties style:language-asian="en" style:country-asian="GB"/>
    </style:style>
    <style:style style:name="P31" style:parent-style-name="NoSpacing" style:family="paragraph">
      <style:text-properties style:language-asian="en" style:country-asian="GB"/>
    </style:style>
    <style:style style:name="P32" style:parent-style-name="Normal" style:family="paragraph">
      <style:text-properties style:language-asian="en" style:country-asian="GB"/>
    </style:style>
    <style:style style:name="P33" style:parent-style-name="Normal" style:family="paragraph">
      <style:text-properties style:language-asian="en" style:country-asian="GB"/>
    </style:style>
    <style:style style:name="P34" style:parent-style-name="Normal" style:family="paragraph">
      <style:text-properties style:language-asian="en" style:country-asian="GB"/>
    </style:style>
    <style:style style:name="P35" style:parent-style-name="Normal" style:family="paragraph">
      <style:text-properties style:language-asian="en" style:country-asian="GB"/>
    </style:style>
    <style:style style:name="T36" style:parent-style-name="DefaultParagraphFont" style:family="text">
      <style:text-properties style:language-asian="en" style:country-asian="GB"/>
    </style:style>
    <style:style style:name="T37" style:parent-style-name="DefaultParagraphFont" style:family="text">
      <style:text-properties style:language-asian="en" style:country-asian="GB"/>
    </style:style>
    <style:style style:name="P38" style:parent-style-name="Normal" style:family="paragraph">
      <style:text-properties style:language-asian="en" style:country-asian="GB"/>
    </style:style>
    <style:style style:name="P39" style:parent-style-name="Normal" style:family="paragraph">
      <style:text-properties style:language-asian="en" style:country-asian="GB"/>
    </style:style>
    <style:style style:name="P40"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41" style:parent-style-name="Normal" style:list-style-name="LFO2" style:family="paragraph">
      <style:paragraph-properties fo:text-align="justify" fo:margin-bottom="0in" fo:line-height="100%"/>
    </style:style>
    <style:style style:name="T4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4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4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47" style:parent-style-name="Normal" style:family="paragraph">
      <style:paragraph-properties fo:text-align="justify" fo:margin-bottom="0in" fo:line-height="100%"/>
      <style:text-properties style:font-name="Verdana" style:font-name-asian="Times New Roman" style:font-name-complex="Calibri" fo:color="#000000" fo:font-size="10pt" style:font-size-asian="10pt" style:font-size-complex="10pt" style:language-asian="en" style:country-asian="GB"/>
    </style:style>
    <style:style style:name="P48" style:parent-style-name="Normal" style:family="paragraph">
      <style:paragraph-properties fo:text-align="justify" fo:margin-bottom="0in" fo:line-height="100%"/>
    </style:style>
    <style:style style:name="T4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0" style:parent-style-name="Normal" style:family="paragraph">
      <style:paragraph-properties fo:text-align="justify" fo:margin-bottom="0in" fo:line-height="100%"/>
    </style:style>
    <style:style style:name="T51" style:parent-style-name="DefaultParagraphFont" style:family="text">
      <style:text-properties style:font-name-asian="Times New Roman" style:font-name-complex="Calibri" fo:color="#000000" style:language-asian="en" style:country-asian="GB"/>
    </style:style>
    <style:style style:name="P52" style:parent-style-name="Normal" style:family="paragraph">
      <style:paragraph-properties fo:text-align="justify" fo:margin-bottom="0in" fo:line-height="100%"/>
    </style:style>
    <style:style style:name="P5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56"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7"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8" style:parent-style-name="ListParagraph" style:list-style-name="LFO3" style:family="paragraph">
      <style:paragraph-properties fo:text-align="justify" fo:margin-bottom="0in" fo:line-height="100%"/>
      <style:text-properties style:font-name-asian="Times New Roman" style:font-name-complex="Calibri" fo:color="#000000" style:language-asian="en" style:country-asian="GB"/>
    </style:style>
    <style:style style:name="P5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60" style:parent-style-name="Normal" style:family="paragraph">
      <style:paragraph-properties fo:text-align="center" fo:margin-bottom="0in" fo:line-height="100%"/>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4" style:parent-style-name="Normal" style:family="paragraph">
      <style:paragraph-properties fo:text-align="center" fo:margin-bottom="0in" fo:line-height="100%"/>
    </style:style>
    <style:style style:name="P65" style:parent-style-name="Normal" style:family="paragraph">
      <style:paragraph-properties fo:margin-bottom="0in" fo:line-height="100%"/>
      <style:text-properties style:font-name-asian="Times New Roman" style:font-name-complex="Calibri" fo:color="#000000" style:language-asian="en" style:country-asian="GB"/>
    </style:style>
    <style:style style:name="P66"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68" style:parent-style-name="Normal" style:family="paragraph">
      <style:paragraph-properties fo:text-align="center" fo:margin-bottom="0in" fo:line-height="100%"/>
    </style:style>
    <style:style style:name="P69"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1" style:parent-style-name="Normal" style:family="paragraph">
      <style:paragraph-properties fo:text-align="center" fo:margin-bottom="0in" fo:line-height="100%"/>
    </style:style>
    <style:style style:name="P72"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4" style:parent-style-name="Normal" style:family="paragraph">
      <style:paragraph-properties fo:text-align="center" fo:margin-bottom="0in" fo:line-height="100%"/>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fo:line-height="100%"/>
    </style:style>
    <style:style style:name="S2" style:family="section">
      <style:section-properties fo:margin-left="0in" fo:margin-right="0in" style:writing-mode="lr-tb"/>
    </style:style>
    <style:style style:name="P7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77" style:parent-style-name="Normal" style:family="paragraph">
      <style:text-properties style:language-asian="en" style:country-asian="GB"/>
    </style:style>
    <style:style style:name="P78" style:parent-style-name="Normal" style:family="paragraph">
      <style:text-properties style:language-asian="en" style:country-asian="GB"/>
    </style:style>
    <style:style style:name="P79" style:parent-style-name="Normal" style:family="paragraph">
      <style:text-properties style:language-asian="en" style:country-asian="GB"/>
    </style:style>
    <style:style style:name="P80" style:parent-style-name="Normal" style:family="paragraph">
      <style:text-properties style:language-asian="en" style:country-asian="GB"/>
    </style:style>
    <style:style style:name="P81" style:parent-style-name="Normal" style:family="paragraph">
      <style:text-properties style:language-asian="en" style:country-asian="GB"/>
    </style:style>
    <style:style style:name="P82" style:parent-style-name="Normal" style:family="paragraph">
      <style:text-properties style:language-asian="en" style:country-asian="GB"/>
    </style:style>
    <style:style style:name="P8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84" style:parent-style-name="Normal" style:list-style-name="LFO4" style:family="paragraph">
      <style:paragraph-properties fo:text-align="justify" fo:margin-bottom="0in" fo:line-height="100%"/>
    </style:style>
    <style:style style:name="T85"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8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8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8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9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9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0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01" style:parent-style-name="Normal" style:family="paragraph">
      <style:paragraph-properties fo:text-align="justify" fo:margin-bottom="0in" fo:line-height="100%"/>
    </style:style>
    <style:style style:name="T102"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03" style:parent-style-name="Normal" style:list-style-name="LFO6" style:family="paragraph">
      <style:paragraph-properties fo:text-align="justify" fo:margin-bottom="0in" fo:line-height="100%"/>
    </style:style>
    <style:style style:name="T104"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0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0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07" style:parent-style-name="Normal" style:family="paragraph">
      <style:text-properties style:language-asian="en" style:country-asian="GB"/>
    </style:style>
    <style:style style:name="P108" style:parent-style-name="Normal" style:family="paragraph">
      <style:text-properties style:language-asian="en" style:country-asian="GB"/>
    </style:style>
    <style:style style:name="P109" style:parent-style-name="Normal" style:family="paragraph">
      <style:text-properties style:language-asian="en" style:country-asian="GB"/>
    </style:style>
    <style:style style:name="P110" style:parent-style-name="Normal" style:family="paragraph">
      <style:text-properties style:language-asian="en" style:country-asian="GB"/>
    </style:style>
    <style:style style:name="P111" style:parent-style-name="Normal" style:family="paragraph">
      <style:text-properties style:language-asian="en" style:country-asian="GB"/>
    </style:style>
    <style:style style:name="P112" style:parent-style-name="Normal" style:family="paragraph">
      <style:text-properties style:language-asian="en" style:country-asian="GB"/>
    </style:style>
    <style:style style:name="P113" style:parent-style-name="Normal" style:family="paragraph">
      <style:paragraph-properties fo:text-align="justify" fo:margin-bottom="0in" fo:line-height="100%"/>
    </style:style>
    <style:style style:name="T114"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15" style:parent-style-name="Normal" style:list-style-name="LFO7" style:family="paragraph">
      <style:paragraph-properties fo:text-align="justify" fo:margin-bottom="0in" fo:line-height="100%"/>
    </style:style>
    <style:style style:name="T116"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1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9" style:parent-style-name="Normal" style:family="paragraph">
      <style:paragraph-properties fo:text-align="justify" fo:margin-bottom="0in" fo:line-height="100%"/>
    </style:style>
    <style:style style:name="P120" style:parent-style-name="Normal" style:family="paragraph">
      <style:paragraph-properties fo:text-align="justify" fo:margin-bottom="0in" fo:line-height="100%"/>
    </style:style>
    <style:style style:name="P12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olumn123" style:family="table-column">
      <style:table-column-properties style:column-width="1.8673in"/>
    </style:style>
    <style:style style:name="TableColumn124" style:family="table-column">
      <style:table-column-properties style:column-width="4.3937in"/>
    </style:style>
    <style:style style:name="Table122" style:family="table">
      <style:table-properties style:width="6.2611in" fo:margin-left="0in" table:align="left"/>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fo:text-align="justify" fo:margin-bottom="0in" fo:line-height="100%"/>
      <style:text-properties style:font-name-asian="Times New Roman" style:font-name-complex="Calibri" fo:font-weight="bold" style:font-weight-asian="bold" style:font-weight-complex="bold" fo:color="#000000" style:language-asian="en" style:country-asian="GB"/>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text-properties style:language-asian="en" style:country-asian="GB"/>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language-asian="en" style:country-asian="GB"/>
    </style:style>
    <style:style style:name="P135" style:parent-style-name="Normal" style:family="paragraph">
      <style:text-properties style:language-asian="en" style:country-asian="GB"/>
    </style:style>
    <style:style style:name="P136" style:parent-style-name="Normal" style:family="paragraph">
      <style:text-properties style:language-asian="en" style:country-asian="GB"/>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style:language-asian="en" style:country-asian="GB"/>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language-asian="en" style:country-asian="GB"/>
    </style:style>
    <style:style style:name="P142" style:parent-style-name="Normal" style:family="paragraph">
      <style:text-properties style:language-asian="en" style:country-asian="GB"/>
    </style:style>
    <style:style style:name="P14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4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5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5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language-asian="en" style:country-asian="GB"/>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language-asian="en" style:country-asian="GB"/>
    </style:style>
    <style:style style:name="P157" style:parent-style-name="ListParagraph" style:list-style-name="LFO5" style:family="paragraph">
      <style:paragraph-properties fo:margin-bottom="0in" fo:margin-left="0.25in">
        <style:tab-stops/>
      </style:paragraph-properties>
      <style:text-properties style:language-asian="en" style:country-asian="GB"/>
    </style:style>
    <style:style style:name="P158" style:parent-style-name="ListParagraph" style:list-style-name="LFO5" style:family="paragraph">
      <style:paragraph-properties fo:margin-bottom="0in" fo:margin-left="0.25in">
        <style:tab-stops/>
      </style:paragraph-properties>
      <style:text-properties style:language-asian="en" style:country-asian="GB"/>
    </style:style>
    <style:style style:name="P159"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text-properties style:language-asian="en" style:country-asian="GB"/>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text-properties style:language-asian="en" style:country-asian="GB"/>
    </style:style>
    <style:style style:name="P165" style:parent-style-name="Normal" style:family="paragraph">
      <style:text-properties style:language-asian="en" style:country-asian="GB"/>
    </style:style>
    <style:style style:name="TableRow166" style:family="table-row">
      <style:table-row-properties style:min-row-height="0.3861in"/>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style:language-asian="en" style:country-asian="GB"/>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text-properties style:language-asian="en" style:country-asian="GB"/>
    </style:style>
    <style:style style:name="TableRow171" style:family="table-row">
      <style:table-row-properties style:min-row-height="0.3861in"/>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style:language-asian="en" style:country-asian="GB"/>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text-properties style:language-asian="en" style:country-asian="GB"/>
    </style:style>
    <style:style style:name="TableRow176" style:family="table-row">
      <style:table-row-properties/>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style:language-asian="en" style:country-asian="GB"/>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text-properties style:language-asian="en" style:country-asian="GB"/>
    </style:style>
    <style:style style:name="P18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86" style:parent-style-name="Normal" style:family="paragraph">
      <style:text-properties style:language-asian="en" style:country-asian="GB"/>
    </style:style>
    <style:style style:name="P18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18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189" style:family="table-row">
      <style:table-row-properties/>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text-properties style:language-asian="en" style:country-asian="GB"/>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text-properties style:language-asian="en" style:country-asian="GB"/>
    </style:style>
    <style:style style:name="P19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9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19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197"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text-properties style:language-asian="en" style:country-asian="GB"/>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text-properties style:language-asian="en" style:country-asian="GB"/>
    </style:style>
    <style:style style:name="P202" style:parent-style-name="Normal" style:family="paragraph">
      <style:text-properties style:language-asian="en" style:country-asian="GB"/>
    </style:style>
    <style:style style:name="P203" style:parent-style-name="Normal" style:family="paragraph">
      <style:text-properties style:language-asian="en" style:country-asian="GB"/>
    </style:style>
    <style:style style:name="P204" style:parent-style-name="Normal" style:family="paragraph">
      <style:text-properties style:language-asian="en" style:country-asian="GB"/>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text-properties style:language-asian="en" style:country-asian="GB"/>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text-properties style:language-asian="en" style:country-asian="GB"/>
    </style:style>
    <style:style style:name="P210" style:parent-style-name="Normal" style:family="paragraph">
      <style:text-properties style:language-asian="en" style:country-asian="GB"/>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16"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7"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8"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19"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2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2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2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2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Row225" style:family="table-row">
      <style:table-row-properties/>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30"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31"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32"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33"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34"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P235" style:parent-style-name="ListParagraph" style:list-style-name="LFO5" style:family="paragraph">
      <style:paragraph-properties fo:text-align="justify" fo:margin-bottom="0in" fo:line-height="100%"/>
      <style:text-properties style:font-name-asian="Times New Roman" style:font-name-complex="Calibri" fo:color="#000000" style:language-asian="en" style:country-asian="GB"/>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5"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7"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8"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49"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0"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1"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5" style:parent-style-name="Normal" style:family="paragraph">
      <style:paragraph-properties fo:text-align="center" fo:margin-bottom="0in" fo:line-height="100%"/>
    </style:style>
    <style:style style:name="P256"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57" style:parent-style-name="Normal" style:list-style-name="LFO8" style:family="paragraph">
      <style:paragraph-properties fo:text-align="justify" fo:margin-bottom="0in" fo:line-height="100%"/>
    </style:style>
    <style:style style:name="T25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59"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6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61" style:parent-style-name="Normal" style:family="paragraph">
      <style:paragraph-properties fo:text-align="justify" fo:margin-bottom="0in" fo:line-height="100%" fo:margin-left="0.5in">
        <style:tab-stops/>
      </style:paragraph-properties>
      <style:text-properties style:font-name-asian="Times New Roman" style:font-name-complex="Calibri" fo:color="#000000" style:language-asian="en" style:country-asian="GB"/>
    </style:style>
    <style:style style:name="P262"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63"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64" style:parent-style-name="Normal" style:family="paragraph">
      <style:paragraph-properties fo:text-align="justify" fo:margin-bottom="0in" fo:line-height="100%"/>
      <style:text-properties style:font-name-asian="Times New Roman" style:font-name-complex="Calibri" fo:color="#000000" style:language-asian="en" style:country-asian="GB"/>
    </style:style>
    <style:style style:name="P265" style:parent-style-name="Normal" style:family="paragraph">
      <style:paragraph-properties fo:text-align="justify" fo:margin-bottom="0in" fo:line-height="100%"/>
    </style:style>
    <style:style style:name="T266"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67" style:parent-style-name="Normal" style:list-style-name="LFO9" style:family="paragraph">
      <style:paragraph-properties fo:text-align="justify" fo:margin-bottom="0in" fo:line-height="100%"/>
    </style:style>
    <style:style style:name="T268"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69" style:parent-style-name="Normal" style:list-style-name="LFO9" style:family="paragraph">
      <style:paragraph-properties fo:text-align="justify" fo:margin-bottom="0in" fo:line-height="100%"/>
    </style:style>
    <style:style style:name="T27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5" style:parent-style-name="Normal" style:list-style-name="LFO9" style:family="paragraph">
      <style:paragraph-properties fo:text-align="justify" fo:margin-bottom="0in" fo:line-height="100%"/>
    </style:style>
    <style:style style:name="T27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7" style:parent-style-name="Normal" style:list-style-name="LFO9" style:family="paragraph">
      <style:paragraph-properties fo:text-align="justify" fo:margin-bottom="0in" fo:line-height="100%"/>
    </style:style>
    <style:style style:name="T27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isness</text:p>
      <text:p text:style-name="P3"/>
      <text:list text:style-name="LFO1" text:continue-numbering="true">
        <text:list-item>
          <text:p text:style-name="P4"><text:span text:style-name="T5">Executive Summary</text:span></text:p>
        </text:list-item>
      </text:list>
      <text:p text:style-name="P6"/>
      <text:p text:style-name="P7">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8"/>
      <text:p text:style-name="P9">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0"/>
      <text:p text:style-name="NoSpacing"><text:span text:style-name="T11">The app’s primar</text:span><text:span text:style-name="T12">y target audience is students living in dorms.</text:span></text:p>
      <text:p text:style-name="P13"/>
      <text:p text:style-name="P14">Me n’ U (Menu) allows users to run their own takeaway/resturant from their kitchens.<text:s/></text:p>
      <text:p text:style-name="P15">The app’s primary target audience is students.</text:p>
      <text:p text:style-name="P16">Two types of users; Chefs &amp; eaters.</text:p>
      <text:p text:style-name="P17"><text:tab/>Chefs sell food they make in their kichen</text:p>
      <text:p text:style-name="P18"><text:tab/>Eaters buy food from chefs, as a takeaway or eating at the chef’s house.</text:p>
      <text:p text:style-name="P19">Takeaway option gives chefs quick ability to easiliy sell their food.<text:s/></text:p>
      <text:p text:style-name="P20">Eat in option gives chefs &amp; eaters ability to make new friends. Usefull especially at the start of term<text:s/>as food as worrying about making friends is one of the primary issues that uni students face… (Stat?)</text:p>
      <text:p text:style-name="P21">Food is something that’s been proven as a very usefull tool to promote bonding between people. (Stat about adrenasine or something?).</text:p>
      <text:p text:style-name="P22"/>
      <text:list text:style-name="LFO1" text:continue-numbering="true">
        <text:list-item>
          <text:p text:style-name="P23"><text:span text:style-name="T24">Software and Hardwa</text:span><text:span text:style-name="T25">re Development options:</text:span><text:span text:style-name="T26"> This section should make it clear to the business (who might not know much about the latest technologies) of why do we need a mobile application, what are the main hardware and software capability of mobile phones (e.g. GPS, Bluetoo</text:span><text:span text:style-name="T27">th communication..etc)?, why Android?, and how does it differ from iOS and other operating systems?. This section should focus on general hardware and software options of mobile phones rather than the proposed application.</text:span></text:p>
        </text:list-item>
      </text:list>
      <text:p text:style-name="P28"/>
      <text:p text:style-name="P29">Why do we need a mobile<text:s/>application?</text:p>
      <text:p text:style-name="P30">Difference between Android and IOS (And other operating systems)</text:p>
      <text:p text:style-name="P31">Why Android in particular?</text:p>
      <text:p text:style-name="P32">What are the main hardware and software capabilities of mobile phones?</text:p>
      <text:p text:style-name="P33"/>
      <text:p text:style-name="P34">Mobile applications offer a range of additional capabilities that applications<text:s/>developed on other hardware platforms cannont offer. Of these the primary is portability, which will be of great use for the app being developed, since users will be moving around.<text:s/></text:p>
      <text:p text:style-name="P35">Applications devloped on mobiles also have access to phones hardware which<text:s/>offers a range of usefull tools to be used. For example, GPS, bluetooth, NFC, proximity sensors ect… Many of which will be used by the app.</text:p>
      <text:p text:style-name="Normal"><text:span text:style-name="T36">Android phones run using various distributions of Google’s android operating system. The base OS is<text:s/></text:span>an open source<text:s/>software which runs software applications in the form of APKs (Android application package).<text:span text:style-name="T37"><text:s/></text:span></text:p>
      <text:soft-page-break/>
      <text:p text:style-name="P38">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39"/>
      <text:p text:style-name="P40"/>
      <text:list text:style-name="LFO2" text:continue-numbering="true">
        <text:list-item>
          <text:p text:style-name="P41"><text:span text:style-name="T42">Usability and Guidelines</text:span><text:span text:style-name="T43"> (any accessibility issues? E.g.is this app for the elderly?, does it require a bigger font? e.g. is it for children? Doe</text:span><text:span text:style-name="T44">s it need to be colourful? Which design guidelines are you following (e.g. Google design guidelines, amazon Design guidelines, or provide an explanation of how the chosen colour, style, themes, materials are relevant). More information about Google/Apple m</text:span><text:span text:style-name="T45">aterial design and guidelines are provided in Week5 section.</text:span></text:p>
        </text:list-item>
      </text:list>
      <text:p text:style-name="P46"/>
      <text:p text:style-name="P47">Any accessibility issues? (If any)</text:p>
      <text:p text:style-name="P48"><text:span text:style-name="T49">Does it need to be colourful?</text:span></text:p>
      <text:p text:style-name="P50"><text:span text:style-name="T51">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2"/>
      <text:p text:style-name="P53">Considoring android is a google product, choosing the google design styles made sense, since the design style is taloired for the products in which the app will run. The app will also make use of google maps, which further solidifies the idea of<text:s/>using the google design styles, since once again, they are from the same company.</text:p>
      <text:p text:style-name="P54"/>
      <text:p text:style-name="P55">In terms of colours, the google design styles suggest using:<text:s/></text:p>
      <text:list text:style-name="LFO3" text:continue-numbering="true">
        <text:list-item>
          <text:p text:style-name="P56">A primary colour with dark and light variants<text:s/></text:p>
        </text:list-item>
        <text:list-item>
          <text:p text:style-name="P57">A secondary colour, also with dark and light varients,<text:s/>which compliments the primary</text:p>
        </text:list-item>
        <text:list-item>
          <text:p text:style-name="P58">And sparing use of surface, background and error colours</text:p>
        </text:list-item>
      </text:list>
      <text:p text:style-name="P59"/>
      <text:p text:style-name="P60">Color choices</text:p>
      <text:p text:style-name="P61"/>
      <text:section text:name="Sect1" text:style-name="S1">
        <text:p text:style-name="P62">Primary varients</text:p>
        <text:p text:style-name="P63"/>
        <text:p text:style-name="P64"><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65"/>
        <text:p text:style-name="P66">Background &amp; surface</text:p>
        <text:p text:style-name="P67"/>
        <text:p text:style-name="P68"><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69">Seconday varients</text:p>
        <text:p text:style-name="P70"/>
        <text:p text:style-name="P71"><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2"/>
        <text:p text:style-name="P73">Error</text:p>
        <text:p text:style-name="P74"/>
        <text:p text:style-name="P75"><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76"/>
        <text:p text:style-name="P77">Two variants of the primary colour allow contrast between UI<text:s/>elements, such as distinguishing a top app bar from a system bar, while keeping the same overall theme consistent.</text:p>
        <text:p text:style-name="P78">A seconday colour provides more ways of distinguishing UI elements, the difference being the ‘strength’ of the distinguishment between elements. This allows the user to tell apart different catagories of UI elements, wich contain sub catagories represented by dark and light variants.</text:p>
        <text:soft-page-break/>
        <text:p text:style-name="P79">The chosen Surface &amp; background colours as suggested by the google design style documentation have been selected<text:s/>as weak toned colours so as to not distract the user from more important UI elements.<text:s/></text:p>
        <text:p text:style-name="P80">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1"/>
        <text:p text:style-name="P82">Talk about fonts, styles and sizes.</text:p>
        <text:p text:style-name="P83"/>
        <text:list text:style-name="LFO4" text:continue-numbering="true">
          <text:list-item>
            <text:p text:style-name="P84"><text:span text:style-name="T85">Requirements and Constraints:</text:span><text:span text:style-name="T86"> Extract requirements, make use of the Persona template provided in Week5 sectio</text:span><text:span text:style-name="T87">n to help in extracting the requirements and needs. Are there any constraints to consider? Does the application require regular maintenance (e.g. database and network support)?, or external hardware that needs to be replaced (e.g. beacons or NFC tags need<text:s/></text:span><text:span text:style-name="T88">to be replaced or updated yearly..etc.), another example ( the app might work outdoor but not indoor because of GPS signals).</text:span></text:p>
          </text:list-item>
        </text:list>
        <text:p text:style-name="P89"/>
        <text:p text:style-name="P90">Requirements:</text:p>
        <text:p text:style-name="P91"/>
        <text:list text:style-name="LFO5" text:continue-numbering="true">
          <text:list-item>
            <text:p text:style-name="P92">Database for storing meal &amp; user data</text:p>
          </text:list-item>
          <text:list-item>
            <text:p text:style-name="P93">Permission from food &amp; health standandards</text:p>
          </text:list-item>
          <text:list-item>
            <text:p text:style-name="P94">GPS permissions</text:p>
          </text:list-item>
        </text:list>
        <text:p text:style-name="P95"/>
        <text:p text:style-name="P96">Constraints:</text:p>
        <text:p text:style-name="P97"/>
        <text:list text:style-name="LFO5" text:continue-numbering="true">
          <text:list-item>
            <text:p text:style-name="P98">App requires a wifi connection<text:s/></text:p>
          </text:list-item>
          <text:list-item>
            <text:p text:style-name="P99">Users (Chefs) will probably need to be &gt; 18</text:p>
          </text:list-item>
        </text:list>
        <text:p text:style-name="P100"/>
        <text:p text:style-name="P101"><text:span text:style-name="T102"> </text:span></text:p>
        <text:list text:style-name="LFO6" text:continue-numbering="true">
          <text:list-item>
            <text:p text:style-name="P103"><text:span text:style-name="T104">Proposed Idea and Impact:</text:span><text:span text:style-name="T105"> (why this app?, what is the impact on the business (e.g. will it increase profit? More customers? Better management system?).</text:span></text:p>
          </text:list-item>
        </text:list>
        <text:p text:style-name="P106"/>
        <text:p text:style-name="P107">Menu<text:s/>hits a unique point in the food industry market, there are currently very few applications which give users the ability to easily sell food from their own home, none of which run on mobiles.<text:s/></text:p>
        <text:p text:style-name="P108">This means money money</text:p>
        <text:p text:style-name="P109">Food prices (which will be set by users)<text:s/>are expected to be cheap. This should increase demand for using the app, especially considering the target audience is students, who are looking to save money.<text:s/></text:p>
        <text:p text:style-name="P110">Thanks to these facts, (A unique method for chefs to sell food &amp; )</text:p>
        <text:p text:style-name="P111"><text:s/>there are strong incentives<text:s/>to use the app for both chefs and eaters and as a result a large user base is expected. If all goes to plan, as numbers of users increase, an increase in generated revenue should be expected.</text:p>
        <text:p text:style-name="P112"/>
        <text:p text:style-name="P113"><text:span text:style-name="T114"> </text:span></text:p>
        <text:list text:style-name="LFO7" text:continue-numbering="true">
          <text:list-item>
            <text:p text:style-name="P115"><text:span text:style-name="T116">App Features:</text:span><text:span text:style-name="T117"> What are the main technical application featur</text:span><text:span text:style-name="T118">es (make use of the features template provided in Week5), e.g. login page, connection to the database, video gallery, interactive maps..etc.).</text:span></text:p>
          </text:list-item>
        </text:list>
        <text:soft-page-break/>
        <text:p text:style-name="P119">Tempalte shows<text:s/>3 coloumns</text:p>
        <text:p text:style-name="P120">We will, for, in order to achieve</text:p>
        <text:p text:style-name="P121"/>
        <table:table table:style-name="Table122">
          <table:table-columns>
            <table:table-column table:style-name="TableColumn123"/>
            <table:table-column table:style-name="TableColumn124"/>
          </table:table-columns>
          <table:table-row table:style-name="TableRow125">
            <table:table-cell table:style-name="TableCell126">
              <text:p text:style-name="P127">Feature</text:p>
            </table:table-cell>
            <table:table-cell table:style-name="TableCell128">
              <text:p text:style-name="P129">Description</text:p>
            </table:table-cell>
          </table:table-row>
          <table:table-row table:style-name="TableRow130">
            <table:table-cell table:style-name="TableCell131">
              <text:p text:style-name="P132">Login page</text:p>
            </table:table-cell>
            <table:table-cell table:style-name="TableCell133">
              <text:p text:style-name="P134">A page for users to login. Once logged in,<text:s/>whenever<text:s/>opening the app, this<text:s/>page will be skipped, provided a user does not log back out. This means users will not have to login each time they come to use the app.</text:p>
              <text:p text:style-name="P135"/>
              <text:p text:style-name="P136">A username/email with a corresponding password will be used to sign in.<text:s/></text:p>
            </table:table-cell>
          </table:table-row>
          <table:table-row table:style-name="TableRow137">
            <table:table-cell table:style-name="TableCell138">
              <text:p text:style-name="P139">Signup page</text:p>
            </table:table-cell>
            <table:table-cell table:style-name="TableCell140">
              <text:p text:style-name="P141">A page for users to signup to<text:s/>Menu.<text:s/></text:p>
              <text:p text:style-name="P142">Details recorded will be:</text:p>
              <text:list text:style-name="LFO5" text:continue-numbering="true">
                <text:list-item>
                  <text:p text:style-name="P143">Email</text:p>
                </text:list-item>
                <text:list-item>
                  <text:p text:style-name="P144">Phone number</text:p>
                </text:list-item>
                <text:list-item>
                  <text:p text:style-name="P145">First &amp; last name</text:p>
                </text:list-item>
                <text:list-item>
                  <text:p text:style-name="P146">Username</text:p>
                </text:list-item>
                <text:list-item>
                  <text:p text:style-name="P147">Password</text:p>
                </text:list-item>
                <text:list-item>
                  <text:p text:style-name="P148">Address</text:p>
                </text:list-item>
              </text:list>
              <text:p text:style-name="P149"/>
              <text:p text:style-name="P150">Optional details include:</text:p>
              <text:list text:style-name="LFO5" text:continue-numbering="true">
                <text:list-item>
                  <text:p text:style-name="P151">Payment details</text:p>
                </text:list-item>
              </text:list>
            </table:table-cell>
          </table:table-row>
          <table:table-row table:style-name="TableRow152">
            <table:table-cell table:style-name="TableCell153">
              <text:p text:style-name="P154">Home page</text:p>
            </table:table-cell>
            <table:table-cell table:style-name="TableCell155">
              <text:p text:style-name="P156">The home page acts as a hub to navigate to various other pages in the app. From home a user can<text:s/>navigate to:</text:p>
              <text:list text:style-name="LFO5" text:continue-numbering="true">
                <text:list-item>
                  <text:p text:style-name="P157">The settings page</text:p>
                </text:list-item>
                <text:list-item>
                  <text:p text:style-name="P158">The map page</text:p>
                </text:list-item>
                <text:list-item>
                  <text:p text:style-name="P159">The chef’s meals page</text:p>
                </text:list-item>
              </text:list>
            </table:table-cell>
          </table:table-row>
          <table:table-row table:style-name="TableRow160">
            <table:table-cell table:style-name="TableCell161">
              <text:p text:style-name="P162">Map page</text:p>
            </table:table-cell>
            <table:table-cell table:style-name="TableCell163">
              <text:p text:style-name="P164">Much of the page, as the title suggests is filled with a map displaying nearby chefs. At the top of the page is a search bar which can be used to search for a chef or meal. Clicking on the advanced icon in the search bar will navigate the user to the search results page.</text:p>
              <text:p text:style-name="P165">The page will also have a button for chefs to navigate to their meals list page.</text:p>
            </table:table-cell>
          </table:table-row>
          <table:table-row table:style-name="TableRow166">
            <table:table-cell table:style-name="TableCell167">
              <text:p text:style-name="P168">Search results page (With filter)</text:p>
            </table:table-cell>
            <table:table-cell table:style-name="TableCell169">
              <text:p text:style-name="P170"/>
            </table:table-cell>
          </table:table-row>
          <table:table-row table:style-name="TableRow171">
            <table:table-cell table:style-name="TableCell172">
              <text:p text:style-name="P173">Chefs Settings page</text:p>
            </table:table-cell>
            <table:table-cell table:style-name="TableCell174">
              <text:p text:style-name="P175">This page, used by<text:s/>chefs, will display all the meals the chef currently has on offer. The chef will be able to<text:s/>amend<text:s/>the list by adding/removing/editing meals.</text:p>
            </table:table-cell>
          </table:table-row>
          <table:table-row table:style-name="TableRow176">
            <table:table-cell table:style-name="TableCell177">
              <text:p text:style-name="P178">Meal view</text:p>
            </table:table-cell>
            <table:table-cell table:style-name="TableCell179">
              <text:p text:style-name="P180">Displays a selected meal along with its corresponding options and information including;</text:p>
              <text:list text:style-name="LFO5" text:continue-numbering="true">
                <text:list-item>
                  <text:p text:style-name="P181">An image of<text:s/>the meal</text:p>
                </text:list-item>
                <text:list-item>
                  <text:p text:style-name="P182">Order option (Takaway/eat-in)</text:p>
                </text:list-item>
                <text:list-item>
                  <text:p text:style-name="P183">A description of the meal’s ingredients (Including<text:s/>allergens<text:s/>in bold)</text:p>
                </text:list-item>
                <text:list-item>
                  <text:p text:style-name="P184">Number of meals option</text:p>
                </text:list-item>
              </text:list>
              <text:p text:style-name="P185"/>
              <text:p text:style-name="P186">Once order is placed user is navigated to either;</text:p>
              <text:list text:style-name="LFO5" text:continue-numbering="true">
                <text:list-item>
                  <text:p text:style-name="P187">The Payment processing page followed by the meal order page (For takeaways)</text:p>
                </text:list-item>
                <text:list-item>
                  <text:p text:style-name="P188">Or the Meetup &amp; chat page (For eating in)</text:p>
                </text:list-item>
              </text:list>
            </table:table-cell>
          </table:table-row>
          <text:soft-page-break/>
          <table:table-row table:style-name="TableRow189">
            <table:table-cell table:style-name="TableCell190">
              <text:p text:style-name="P191">Meal order page (For takeaways)</text:p>
            </table:table-cell>
            <table:table-cell table:style-name="TableCell192">
              <text:p text:style-name="P193">This page will display information on the meal ordered. This includes:</text:p>
              <text:p text:style-name="P194">- Time left before delivery</text:p>
              <text:p text:style-name="P195">- Meal being<text:s/>ordered<text:s/></text:p>
              <text:p text:style-name="P196">- Takeaway state (Being prepared, on route, delivered)</text:p>
            </table:table-cell>
          </table:table-row>
          <table:table-row table:style-name="TableRow197">
            <table:table-cell table:style-name="TableCell198">
              <text:p text:style-name="P199">Payment processing page</text:p>
            </table:table-cell>
            <table:table-cell table:style-name="TableCell200">
              <text:p text:style-name="P201">This page will be used to process eater’s payment for meals.<text:s/></text:p>
              <text:p text:style-name="P202">Details will either be auto filled (If the users’ details are saved) or<text:s/>entered<text:s/>in manually.</text:p>
              <text:p text:style-name="P203">If the payment is successful the user will be navigated to either the<text:s/>meetup &amp; chat page, or the meal order page, depending on if the eater is getting a takeaway or eating at the chef’s house.<text:s/></text:p>
              <text:p text:style-name="P204">If the payment fails, the user will be navigated back to the meal view page.</text:p>
            </table:table-cell>
          </table:table-row>
          <table:table-row table:style-name="TableRow205">
            <table:table-cell table:style-name="TableCell206">
              <text:p text:style-name="P207">Meetup &amp; chat page (For eating at chef’s)</text:p>
            </table:table-cell>
            <table:table-cell table:style-name="TableCell208">
              <text:p text:style-name="P209">This page will be used by chefs and eaters who wish to eat in at a chef’s house.<text:s/></text:p>
              <text:p text:style-name="P210">This will include a chat in which the chef and eater can coordinate their meetup. This acts as a solution to<text:s/>ambiguous<text:s/>instructions on how to get to the chef’s house, especially in student dorms.</text:p>
            </table:table-cell>
          </table:table-row>
          <table:table-row table:style-name="TableRow211">
            <table:table-cell table:style-name="TableCell212">
              <text:p text:style-name="P213">Meal registration page</text:p>
            </table:table-cell>
            <table:table-cell table:style-name="TableCell214">
              <text:p text:style-name="P215">This page will be used by chefs to register meals. When registering meals, the options<text:s/>available<text:s/>include:</text:p>
              <text:list text:style-name="LFO5" text:continue-numbering="true">
                <text:list-item>
                  <text:p text:style-name="P216">An image of the meal</text:p>
                </text:list-item>
                <text:list-item>
                  <text:p text:style-name="P217">Order option (Takaway/eat-in)</text:p>
                </text:list-item>
                <text:list-item>
                  <text:p text:style-name="P218">A description of the meal’s ingredients (Including<text:s/>allergens<text:s/>in bold)</text:p>
                </text:list-item>
                <text:list-item>
                  <text:p text:style-name="P219">A max number of meals value</text:p>
                </text:list-item>
              </text:list>
              <text:p text:style-name="P220"/>
              <text:p text:style-name="P221">Optional registration settings include;</text:p>
              <text:list text:style-name="LFO5" text:continue-numbering="true">
                <text:list-item>
                  <text:p text:style-name="P222">Times in which the meal is<text:s/>available<text:s/></text:p>
                </text:list-item>
              </text:list>
              <text:p text:style-name="P223"/>
              <text:p text:style-name="P224">This page will also be reused as a page to edit/remove meals.</text:p>
            </table:table-cell>
          </table:table-row>
          <table:table-row table:style-name="TableRow225">
            <table:table-cell table:style-name="TableCell226">
              <text:p text:style-name="P227">Settings page</text:p>
            </table:table-cell>
            <table:table-cell table:style-name="TableCell228">
              <text:p text:style-name="P229">This page will display the user’s data in editable fields including;</text:p>
              <text:list text:style-name="LFO5" text:continue-numbering="true">
                <text:list-item>
                  <text:p text:style-name="P230">Email</text:p>
                </text:list-item>
                <text:list-item>
                  <text:p text:style-name="P231">Phone number</text:p>
                </text:list-item>
                <text:list-item>
                  <text:p text:style-name="P232">First &amp; last name</text:p>
                </text:list-item>
                <text:list-item>
                  <text:p text:style-name="P233">Password</text:p>
                </text:list-item>
                <text:list-item>
                  <text:p text:style-name="P234">Address</text:p>
                </text:list-item>
                <text:list-item>
                  <text:p text:style-name="P235">Payment details</text:p>
                </text:list-item>
              </text:list>
            </table:table-cell>
          </table:table-row>
          <text:soft-page-break/>
          <table:table-row table:style-name="TableRow236">
            <table:table-cell table:style-name="TableCell237">
              <text:p text:style-name="P238">Database Connection</text:p>
            </table:table-cell>
            <table:table-cell table:style-name="TableCell239">
              <text:p text:style-name="P240">User data stored in an SQL database will need to be queried using a database connection. The SQL database will be hosted on a server provided by an<text:s/>external company.<text:s/></text:p>
            </table:table-cell>
          </table:table-row>
        </table:table>
        <text:p text:style-name="P241"/>
        <text:p text:style-name="P242"/>
        <text:p text:style-name="P243"/>
        <text:p text:style-name="P244"/>
        <text:p text:style-name="P245"/>
        <text:p text:style-name="P246"/>
        <text:p text:style-name="P247"/>
        <text:p text:style-name="P248"/>
        <text:p text:style-name="P249"/>
        <text:p text:style-name="P250"/>
        <text:p text:style-name="P251"><text:tab/></text:p>
        <text:p text:style-name="P252"/>
        <text:p text:style-name="P253"/>
        <text:p text:style-name="P254">Below is a page navigation diagram</text:p>
        <text:p text:style-name="P255"><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56"/>
        <text:list text:style-name="LFO8" text:continue-numbering="true">
          <text:list-item>
            <text:p text:style-name="P257"><text:span text:style-name="T258">Evaluation of Paper prototype</text:span><text:span text:style-name="T259"> (2 users/functionality testing): Ask two people to try your paper prototype in terms of functionality and the suitability of<text:s/></text:span><text:span text:style-name="T260">resources/widgets, and ask them for suggestions to improve the design.</text:span></text:p>
          </text:list-item>
        </text:list>
        <text:p text:style-name="P261"/>
        <text:p text:style-name="P262">Sam millward</text:p>
        <text:p text:style-name="P263"/>
        <text:p text:style-name="P264"/>
        <text:p text:style-name="P265"><text:span text:style-name="T266"> </text:span></text:p>
        <text:list text:style-name="LFO9" text:continue-numbering="true">
          <text:list-item>
            <text:p text:style-name="P267"><text:span text:style-name="T268">Appendices:</text:span></text:p>
            <text:list text:continue-numbering="true">
              <text:list-item>
                <text:p text:style-name="P269"><text:span text:style-name="T270">Personas (Template provided in Week5 section): Depending on your application, if you have more than one user type then you need more than<text:s/></text:span><text:soft-page-break/><text:span text:style-name="T271">one<text:s/></text:span><text:span text:style-name="T272">persona, e.g. if the application aims at the employees and staff then you need two personas 1)</text:span><text:span text:style-name="T273"><text:s/></text:span><text:span text:style-name="T274">one for the manager 2) and one for the employees.</text:span></text:p>
              </text:list-item>
              <text:list-item>
                <text:p text:style-name="P275"><text:span text:style-name="T276">Paper Prototype (Minimal Viable Product) after testing.</text:span></text:p>
              </text:list-item>
              <text:list-item>
                <text:p text:style-name="P277"><text:span text:style-name="T278">Optional: paper protot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fo:line-height="100%"/>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18T14:45:00Z</dc:date>
    <meta:template xlink:href="Normal" xlink:type="simple"/>
    <meta:editing-cycles>438</meta:editing-cycles>
    <meta:editing-duration>PT0S</meta:editing-duration>
    <meta:document-statistic meta:page-count="7" meta:paragraph-count="134" meta:word-count="1918" meta:character-count="11235" meta:row-count="286" meta:non-whitespace-character-count="9426"/>
  </office:meta>
</office:document-meta>
</file>